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ca84" officeooo:paragraph-rsid="0010ca84"/>
    </style:style>
    <style:style style:name="P2" style:family="paragraph" style:parent-style-name="Standard">
      <style:text-properties officeooo:rsid="0011ed7d" officeooo:paragraph-rsid="0011ed7d"/>
    </style:style>
    <style:style style:name="P3" style:family="paragraph" style:parent-style-name="Standard">
      <style:text-properties officeooo:rsid="0011ed7d" officeooo:paragraph-rsid="0019d2c4"/>
    </style:style>
    <style:style style:name="P4" style:family="paragraph" style:parent-style-name="Standard">
      <style:text-properties officeooo:rsid="001330af" officeooo:paragraph-rsid="001330af"/>
    </style:style>
    <style:style style:name="P5" style:family="paragraph" style:parent-style-name="Standard">
      <style:text-properties officeooo:rsid="00153b33" officeooo:paragraph-rsid="00153b33"/>
    </style:style>
    <style:style style:name="P6" style:family="paragraph" style:parent-style-name="Standard">
      <style:text-properties fo:font-weight="bold" officeooo:rsid="0011ed7d" officeooo:paragraph-rsid="0011ed7d" style:font-weight-asian="bold" style:font-weight-complex="bold"/>
    </style:style>
    <style:style style:name="P7" style:family="paragraph" style:parent-style-name="Standard">
      <style:text-properties officeooo:rsid="001c77bc" officeooo:paragraph-rsid="001c77bc"/>
    </style:style>
    <style:style style:name="P8" style:family="paragraph" style:parent-style-name="Standard">
      <style:text-properties fo:font-size="13pt" officeooo:rsid="001c77bc" officeooo:paragraph-rsid="00223524" style:font-size-asian="13pt" style:font-size-complex="13pt"/>
    </style:style>
    <style:style style:name="P9" style:family="paragraph" style:parent-style-name="Standard">
      <style:text-properties fo:font-size="13pt" fo:font-weight="normal" officeooo:rsid="001c77bc" officeooo:paragraph-rsid="00223524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20pt" officeooo:rsid="001c77bc" officeooo:paragraph-rsid="001c77bc" style:font-size-asian="20pt" style:font-size-complex="20pt"/>
    </style:style>
    <style:style style:name="P11" style:family="paragraph" style:parent-style-name="Standard">
      <style:text-properties fo:font-size="20pt" officeooo:rsid="001c77bc" officeooo:paragraph-rsid="0020bdc5" style:font-size-asian="20pt" style:font-size-complex="20pt"/>
    </style:style>
    <style:style style:name="P12" style:family="paragraph" style:parent-style-name="Standard">
      <style:text-properties fo:font-size="10.5pt" officeooo:rsid="001c77bc" officeooo:paragraph-rsid="001c77bc" style:font-size-asian="9.14999961853027pt" style:font-size-complex="10.5pt"/>
    </style:style>
    <style:style style:name="P13" style:family="paragraph" style:parent-style-name="Standard">
      <style:text-properties fo:font-size="10.5pt" officeooo:rsid="001c77bc" officeooo:paragraph-rsid="00223524" style:font-size-asian="10.5pt" style:font-size-complex="10.5pt"/>
    </style:style>
    <style:style style:name="P14" style:family="paragraph" style:parent-style-name="Standard">
      <style:text-properties fo:font-size="10.5pt" fo:font-weight="normal" officeooo:rsid="001c77bc" officeooo:paragraph-rsid="00223524" style:font-size-asian="10.5pt" style:font-weight-asian="normal" style:font-size-complex="10.5pt" style:font-weight-complex="normal"/>
    </style:style>
    <style:style style:name="P15" style:family="paragraph" style:parent-style-name="Standard">
      <style:text-properties fo:font-size="10.5pt" fo:font-weight="normal" officeooo:rsid="001c77bc" officeooo:paragraph-rsid="00253e13" style:font-size-asian="10.5pt" style:font-weight-asian="normal" style:font-size-complex="10.5pt" style:font-weight-complex="normal"/>
    </style:style>
    <style:style style:name="P16" style:family="paragraph" style:parent-style-name="Standard">
      <style:text-properties fo:font-size="10.5pt" fo:font-weight="normal" officeooo:rsid="00237aed" officeooo:paragraph-rsid="00237aed" style:font-size-asian="10.5pt" style:font-weight-asian="normal" style:font-size-complex="10.5pt" style:font-weight-complex="normal"/>
    </style:style>
    <style:style style:name="P17" style:family="paragraph" style:parent-style-name="Standard">
      <style:text-properties fo:font-size="10.5pt" fo:font-weight="normal" officeooo:rsid="00253e13" officeooo:paragraph-rsid="00253e13" style:font-size-asian="10.5pt" style:font-weight-asian="normal" style:font-size-complex="10.5pt" style:font-weight-complex="normal"/>
    </style:style>
    <style:style style:name="P18" style:family="paragraph" style:parent-style-name="Standard">
      <style:text-properties fo:font-size="10.5pt" fo:font-weight="normal" officeooo:rsid="00255750" officeooo:paragraph-rsid="00255750" style:font-size-asian="10.5pt" style:font-weight-asian="normal" style:font-size-complex="10.5pt" style:font-weight-complex="normal"/>
    </style:style>
    <style:style style:name="P19" style:family="paragraph" style:parent-style-name="Standard">
      <style:text-properties fo:font-size="10.5pt" fo:font-weight="normal" officeooo:rsid="0027df0e" officeooo:paragraph-rsid="0027df0e" style:font-size-asian="10.5pt" style:font-weight-asian="normal" style:font-size-complex="10.5pt" style:font-weight-complex="normal"/>
    </style:style>
    <style:style style:name="P20" style:family="paragraph" style:parent-style-name="Standard">
      <style:text-properties fo:font-size="10.5pt" fo:font-weight="normal" officeooo:rsid="0029b9fc" officeooo:paragraph-rsid="0029b9fc" style:font-size-asian="10.5pt" style:font-weight-asian="normal" style:font-size-complex="10.5pt" style:font-weight-complex="normal"/>
    </style:style>
    <style:style style:name="P21" style:family="paragraph" style:parent-style-name="Standard">
      <style:text-properties fo:font-size="10.5pt" fo:font-weight="normal" officeooo:rsid="00336589" officeooo:paragraph-rsid="00336589" style:font-size-asian="10.5pt" style:font-weight-asian="normal" style:font-size-complex="10.5pt" style:font-weight-complex="normal"/>
    </style:style>
    <style:style style:name="P22" style:family="paragraph" style:parent-style-name="Standard">
      <style:text-properties officeooo:rsid="001ffb8b" officeooo:paragraph-rsid="0020bdc5"/>
    </style:style>
    <style:style style:name="P23" style:family="paragraph" style:parent-style-name="Text_20_body">
      <style:text-properties fo:color="#000000"/>
    </style:style>
    <style:style style:name="P24" style:family="paragraph" style:parent-style-name="Text_20_body">
      <style:text-properties fo:color="#000000" officeooo:rsid="002d5a48" officeooo:paragraph-rsid="002d5a48"/>
    </style:style>
    <style:style style:name="P25" style:family="paragraph" style:parent-style-name="Text_20_body">
      <style:text-properties fo:color="#000000" officeooo:rsid="002e03a7" officeooo:paragraph-rsid="002e03a7"/>
    </style:style>
    <style:style style:name="P26" style:family="paragraph" style:parent-style-name="Text_20_body">
      <style:text-properties fo:color="#000000" officeooo:rsid="00336589" officeooo:paragraph-rsid="00336589"/>
    </style:style>
    <style:style style:name="P27" style:family="paragraph" style:parent-style-name="Text_20_body">
      <style:text-properties fo:color="#2300dc" officeooo:rsid="002e03a7" officeooo:paragraph-rsid="002e03a7"/>
    </style:style>
    <style:style style:name="P28" style:family="paragraph" style:parent-style-name="Text_20_body">
      <style:text-properties style:use-window-font-color="true" officeooo:rsid="00304c98" officeooo:paragraph-rsid="00336589"/>
    </style:style>
    <style:style style:name="T1" style:family="text">
      <style:text-properties officeooo:rsid="00130e3d"/>
    </style:style>
    <style:style style:name="T2" style:family="text">
      <style:text-properties officeooo:rsid="001423e7"/>
    </style:style>
    <style:style style:name="T3" style:family="text">
      <style:text-properties officeooo:rsid="001b6ed3"/>
    </style:style>
    <style:style style:name="T4" style:family="text">
      <style:text-properties officeooo:rsid="0020bdc5"/>
    </style:style>
    <style:style style:name="T5" style:family="text">
      <style:text-properties officeooo:rsid="00223524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font-size="10.5pt" fo:font-weight="normal" officeooo:rsid="00223524" style:font-size-asian="10.5pt" style:font-weight-asian="normal" style:font-size-complex="10.5pt" style:font-weight-complex="normal"/>
    </style:style>
    <style:style style:name="T8" style:family="text">
      <style:text-properties fo:font-weight="normal" officeooo:rsid="00223524" style:font-weight-asian="normal" style:font-weight-complex="normal"/>
    </style:style>
    <style:style style:name="T9" style:family="text">
      <style:text-properties fo:color="#ff0000"/>
    </style:style>
    <style:style style:name="T10" style:family="text">
      <style:text-properties fo:color="#ff0000" officeooo:rsid="00223524"/>
    </style:style>
    <style:style style:name="T11" style:family="text">
      <style:text-properties fo:color="#ff0000" fo:font-weight="normal" officeooo:rsid="00223524" style:font-weight-asian="normal" style:font-weight-complex="normal"/>
    </style:style>
    <style:style style:name="T12" style:family="text">
      <style:text-properties officeooo:rsid="002d2218"/>
    </style:style>
    <style:style style:name="T13" style:family="text">
      <style:text-properties officeooo:rsid="002e03a7"/>
    </style:style>
    <style:style style:name="T14" style:family="text">
      <style:text-properties officeooo:rsid="003242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diff HEAD Hello.java</text:p>
      <text:p text:style-name="P2">将最后一次提交的文件与工作区中的文件对比（HEAD指向最后一次提交）</text:p>
      <text:p text:style-name="P2"/>
      <text:p text:style-name="P6">恢复文件操作<text:span text:style-name="T3">：</text:span></text:p>
      <text:p text:style-name="P4">修改Hello.java，但是没有做git add</text:p>
      <text:p text:style-name="P2">git <text:span text:style-name="T1">checkout –Hello.java</text:span></text:p>
      <text:p text:style-name="P2">恢复到上一次提交之后的状态</text:p>
      <text:p text:style-name="P2"/>
      <text:p text:style-name="P2">修改<text:span text:style-name="T2">Hello.java ，并且执行了git add</text:span></text:p>
      <text:p text:style-name="P5">git reset HEAD Hello.java</text:p>
      <text:p text:style-name="P5">把暂存区的文件恢复到工作区</text:p>
      <text:p text:style-name="P3">git <text:span text:style-name="T1">checkout –Hello.java</text:span></text:p>
      <text:p text:style-name="P3">恢复到上一次提交之后的状态</text:p>
      <text:p text:style-name="P3"/>
      <text:p text:style-name="P3">删除文件</text:p>
      <text:p text:style-name="P7">rm Hello.java</text:p>
      <text:p text:style-name="P7">git commit -a -m “删除Hello.java”</text:p>
      <text:p text:style-name="P7"/>
      <text:p text:style-name="P7">恢复删除文件</text:p>
      <text:p text:style-name="P22">git reset --hard 6b67a25 // <text:s/>6b67a25是提交删除<text:span text:style-name="T4">Hello.java之前的commit id</text:span></text:p>
      <text:p text:style-name="P11"/>
      <text:p text:style-name="P10">远程操作</text:p>
      <text:p text:style-name="P12"/>
      <text:p text:style-name="P8"><text:span text:style-name="T6">git远程地址：</text:span><text:a xlink:type="simple" xlink:href="https://github.com/ietown/mypro_remote.git"><text:span text:style-name="T7">https://github.com/ietown/mypro_remote.git</text:span></text:a></text:p>
      <text:p text:style-name="P9"/>
      <text:p text:style-name="P14">1.将本地仓库于远程地址关联起来</text:p>
      <text:p text:style-name="P13"><text:span text:style-name="T8">git remote add origin </text:span><text:a xlink:type="simple" xlink:href="https://github.com/ietown/mypro_remote.git"><text:span text:style-name="T8">https://github.com/ietown/mypro_remote.git</text:span></text:a><text:span text:style-name="T8"> // </text:span><text:span text:style-name="T11">貌似是把url赋值给origin</text:span></text:p>
      <text:p text:style-name="P14"/>
      <text:p text:style-name="P14">2.将内容推送到远程仓库（github）</text:p>
      <text:p text:style-name="P16">git push -u origin master</text:p>
      <text:p text:style-name="P16">将所有文件从本地master分支推送到origin上，-u表示将远程master于本地master关联</text:p>
      <text:p text:style-name="P16"/>
      <text:p text:style-name="P17">3.切换远程地址</text:p>
      <text:p text:style-name="P17">先再次新增一个远程关联</text:p>
      <text:p text:style-name="P15"><text:span text:style-name="T5">git remote add </text:span><text:span text:style-name="T10">test</text:span><text:span text:style-name="T5"> </text:span><text:a xlink:type="simple" xlink:href="https://github.com/ietown/mypro_remote.git"><text:span text:style-name="T5">https://github.com/ietown/mypro_remote.git</text:span></text:a></text:p>
      <text:p text:style-name="P17">执行：git remote 显示</text:p>
      <text:p text:style-name="P17">origin</text:p>
      <text:p text:style-name="P17">test</text:p>
      <text:p text:style-name="P18">git remote set-url origin <text:a xlink:type="simple" xlink:href="https://github.com/ietown/mypro_remote.git"><text:span text:style-name="T5">https://github.com/ietown/mypro_remote.git</text:span></text:a></text:p>
      <text:p text:style-name="P18"/>
      <text:p text:style-name="P19">4.查看远程仓库</text:p>
      <text:p text:style-name="P19">git remote -v</text:p>
      <text:p text:style-name="P18">显示：</text:p>
      <text:p text:style-name="P20">origin<text:tab/>https://github.com/ietown/mypro_remote.git (fetch)</text:p>
      <text:p text:style-name="P20">origin<text:tab/>https://github.com/ietown/mypro_remote.git (push)</text:p>
      <text:p text:style-name="P20">test<text:tab/>https://github.com/ietown/mypro_remote.git (fetch)</text:p>
      <text:p text:style-name="P20">test<text:tab/>https://github.com/ietown/mypro_remote.git (push)</text:p>
      <text:p text:style-name="P20"/>
      <text:p text:style-name="Text_20_body">4.删除远程仓库</text:p>
      <text:p text:style-name="Text_20_body"><text:soft-page-break/>删除<text:span text:style-name="T9">test</text:span>远程仓库</text:p>
      <text:p text:style-name="Text_20_body">git remote rm <text:span text:style-name="T9">test</text:span></text:p>
      <text:p text:style-name="P23"/>
      <text:p text:style-name="P23">5.修改文件</text:p>
      <text:p text:style-name="P23">修改<text:span text:style-name="T12">Hello.java和World.java</text:span></text:p>
      <text:p text:style-name="P24">git commit -a -m "先提交修改的2个文件，之后会提交到github上" // 增加到本地仓库</text:p>
      <text:p text:style-name="P24">git push origin master</text:p>
      <text:p text:style-name="P24">显示<text:span text:style-name="T13">：</text:span></text:p>
      <text:p text:style-name="P25">Username for 'https://github.com': ietown</text:p>
      <text:p text:style-name="P25">Password for 'https://ietown@github.com': </text:p>
      <text:p text:style-name="P25">Counting objects: 7, done.</text:p>
      <text:p text:style-name="P25">Delta compression using up to 4 threads.</text:p>
      <text:p text:style-name="P25">Compressing objects: 100% (4/4), done.</text:p>
      <text:p text:style-name="P25">Writing objects: 100% (4/4), 547 bytes | 0 bytes/s, done.</text:p>
      <text:p text:style-name="P25">Total 4 (delta 2), reused 0 (delta 0)</text:p>
      <text:p text:style-name="P27">To https://github.com/ietown/mypro_remote.git</text:p>
      <text:p text:style-name="P27"><text:s text:c="3"/>6b67a25..98db940 <text:s/>master -&gt; master</text:p>
      <text:p text:style-name="P27"/>
      <text:p text:style-name="P28">克隆仓库<text:span text:style-name="T14">（拉取远程代码，正常的项目操作）</text:span></text:p>
      <text:p text:style-name="P26">1.在github上建立远程respository，要选取初始化，建立README文件</text:p>
      <text:p text:style-name="P26">2.本地git clone https://github.com/ietown/mypro_remote_bak.git</text:p>
      <text:p text:style-name="P21">3.写完文件后先提交本地，然后提交到远程</text:p>
      <text:p text:style-name="P21">git add</text:p>
      <text:p text:style-name="P21">git commit</text:p>
      <text:p text:style-name="P21">git push origin master</text:p>
      <text:p text:style-name="P18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0:51:47.731312319</meta:creation-date>
    <dc:date>2016-04-17T19:20:23.093720156</dc:date>
    <meta:editing-duration>PT4H42M59S</meta:editing-duration>
    <meta:editing-cycles>32</meta:editing-cycles>
    <meta:generator>LibreOffice/4.2.8.2$Linux_X86_64 LibreOffice_project/420m0$Build-2</meta:generator>
    <meta:document-statistic meta:table-count="0" meta:image-count="0" meta:object-count="0" meta:page-count="2" meta:paragraph-count="61" meta:word-count="493" meta:character-count="1718" meta:non-whitespace-character-count="1588"/>
  </office:meta>
</office:document-meta>
</file>